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1ebf70" officeooo:paragraph-rsid="001f20df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Mono" fo:font-size="11pt" fo:font-weight="bold" officeooo:rsid="001ebf70" officeooo:paragraph-rsid="001f20df" style:font-name-asian="Droid Sans Fallback1" style:font-size-asian="11pt" style:font-weight-asian="bold" style:font-name-complex="Liberation Mono" style:font-size-complex="11pt" style:font-weight-complex="bold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Preformatted_20_Text">
      <style:text-properties fo:font-size="11pt" officeooo:paragraph-rsid="001ebf70" style:font-size-asian="11pt" style:font-size-complex="11pt"/>
    </style:style>
    <style:style style:name="P5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font-size="11pt" fo:font-weight="bold" officeooo:paragraph-rsid="001ebf70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font-size="11pt" fo:font-weight="bold" officeooo:rsid="001d7fb7" officeooo:paragraph-rsid="001d7fb7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fo:font-size="11pt" fo:font-weight="bold" officeooo:rsid="001d7fb7" officeooo:paragraph-rsid="001d7fb7" style:font-size-asian="11pt" style:font-weight-asian="bold" style:font-size-complex="11pt" style:font-weight-complex="bold"/>
    </style:style>
    <style:style style:name="T1" style:family="text">
      <style:text-properties officeooo:rsid="001d7fb7"/>
    </style:style>
    <style:style style:name="T2" style:family="text">
      <style:text-properties officeooo:rsid="001ed023"/>
    </style:style>
    <style:style style:name="T3" style:family="text">
      <style:text-properties officeooo:rsid="001f20df"/>
    </style:style>
    <style:style style:name="T4" style:family="text">
      <style:text-properties officeooo:rsid="00209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ls Dance Floor</text:p>
      <text:p text:style-name="P2">Flogging Molly – <text:span text:style-name="T3">2000</text:span></text:p>
      <text:p text:style-name="P2"/>
      <text:p text:style-name="P4"/>
      <text:p text:style-name="P6">Intro: Am Am C Em(3x) Am Am C Em Am<text:tab/><text:tab/><text:tab/><text:tab/><text:tab/><text:span text:style-name="T4">145</text:span></text:p>
      <text:p text:style-name="P3"/>
      <text:p text:style-name="P3">Her breath began to speak</text:p>
      <text:p text:style-name="P3">As she stood right in front of me</text:p>
      <text:p text:style-name="P3">The colour of her eyes</text:p>
      <text:p text:style-name="P3">Were the colour of insanity</text:p>
      <text:p text:style-name="P3">Crush<text:span text:style-name="T1">e</text:span>d beneath her wave</text:p>
      <text:p text:style-name="P3">Like a ship, I could not reach the shore</text:p>
      <text:p text:style-name="P3"><text:s text:c="6"/>Am <text:s text:c="21"/>Em</text:p>
      <text:p text:style-name="P3">We're all just dancers on the Devil's Dance Floor</text:p>
      <text:p text:style-name="P5"/>
      <text:p text:style-name="P8"><text:s text:c="5"/>Am <text:s text:c="25"/>C <text:s text:c="12"/>Em</text:p>
      <text:p text:style-name="P8">Well swing a little more, little more o'er the merry-o</text:p>
      <text:p text:style-name="P8">Am <text:s text:c="27"/>C <text:s text:c="10"/>Em</text:p>
      <text:p text:style-name="P8">Swing a little more, a little more next to me</text:p>
      <text:p text:style-name="P8">Am <text:s text:c="25"/>C <text:s text:c="12"/>Em</text:p>
      <text:p text:style-name="P8">Swing a little more, little more o'er the merry-o</text:p>
      <text:p text:style-name="P8">Am <text:s text:c="25"/>C <text:s text:c="6"/>Em <text:s text:c="3"/>Am</text:p>
      <text:p text:style-name="P8">Swing a little more, on the Devil's Dance Floor</text:p>
      <text:p text:style-name="P3"/>
      <text:p text:style-name="P3">Verse 2:</text:p>
      <text:p text:style-name="P3">Pressed against her face</text:p>
      <text:p text:style-name="P3">I could feel her insecurit<text:span text:style-name="T1">y</text:span></text:p>
      <text:p text:style-name="P3">Her mother'd been a drunk</text:p>
      <text:p text:style-name="P3">And her father was obscurity</text:p>
      <text:p text:style-name="P3">But nothin' ever came</text:p>
      <text:p text:style-name="P3">From a life that was a simple one</text:p>
      <text:p text:style-name="P3"><text:s text:c="3"/>Am<text:tab/><text:tab/><text:tab/><text:tab/><text:tab/><text:tab/><text:span text:style-name="T2">Em</text:span></text:p>
      <text:p text:style-name="P3">So pull yourself together girl And have a little fun</text:p>
      <text:p text:style-name="P3">Well she took me by the hand</text:p>
      <text:p text:style-name="P3">I could see she was a fiery one</text:p>
      <text:p text:style-name="P3">Her legs ran all the way</text:p>
      <text:p text:style-name="P3">Up to Heaven and past Avalon</text:p>
      <text:p text:style-name="P3">Tell me somethin' girl, what it is you have in store</text:p>
      <text:p text:style-name="P3"><text:s text:c="9"/>Am<text:tab/><text:tab/><text:tab/><text:tab/><text:tab/><text:span text:style-name="T2">Em</text:span></text:p>
      <text:p text:style-name="P3">She said come with me no<text:span text:style-name="T2">w </text:span>On the Devil's Dance Floor</text:p>
      <text:p text:style-name="P3"/>
      <text:p text:style-name="P8">Chorus <text:s text:c="2"/></text:p>
      <text:p text:style-name="P9">Chorus Instrumental +1 h h D f# </text:p>
      <text:p text:style-name="P7">INTRO</text:p>
      <text:p text:style-name="P7"><text:tab/>Chorus</text:p>
      <text:p text:style-name="P3"/>
      <text:p text:style-name="P3">The apple now is sweet</text:p>
      <text:p text:style-name="P3">Oh much sweeter than it ought to be</text:p>
      <text:p text:style-name="P3">Another little bite</text:p>
      <text:p text:style-name="P3">I don't think there is much hope for me</text:p>
      <text:p text:style-name="P3">The sweat beneath her brow</text:p>
      <text:p text:style-name="P3">Travels all the way</text:p>
      <text:p text:style-name="P3">An' headin' south</text:p>
      <text:p text:style-name="P3"><text:s text:c="5"/>Am<text:tab/><text:tab/><text:tab/><text:tab/><text:tab/><text:tab/><text:tab/> <text:s text:c="2"/><text:span text:style-name="T2">Em</text:span></text:p>
      <text:p text:style-name="P3">This bleedin' hearts cryin' Cause there's no way out</text:p>
      <text:p text:style-name="P3"/>
      <text:p text:style-name="P9">Chorus 2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5-09-06T21:18:50.918240200</meta:creation-date>
    <dc:date>2017-12-07T18:48:52.561047644</dc:date>
    <dc:creator>benutzer </dc:creator>
    <meta:editing-duration>PT8M36S</meta:editing-duration>
    <meta:editing-cycles>5</meta:editing-cycles>
    <meta:generator>LibreOffice/5.1.6.2$Linux_X86_64 LibreOffice_project/10m0$Build-2</meta:generator>
    <meta:printed-by>benutzer </meta:printed-by>
    <meta:print-date>2017-08-21T16:27:40.492564423</meta:print-date>
    <meta:document-statistic meta:table-count="0" meta:image-count="0" meta:object-count="0" meta:page-count="1" meta:paragraph-count="49" meta:word-count="271" meta:character-count="1484" meta:non-whitespace-character-count="1040"/>
  </office:meta>
</office:document-meta>
</file>